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="solid" draw:fill-color="#aea79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text-shadow="none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text-shadow="none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07cm" svg:height="3.683cm" svg:x="8.644cm" svg:y="7.477cm">
          <text:p text:style-name="P1">主控MCU</text:p>
          <text:p text:style-name="P1">STM32F103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953cm" svg:height="1.481cm" svg:x="1.713cm" svg:y="8.601cm">
          <text:p text:style-name="P2"><text:span text:style-name="T1">陀螺仪加速度计</text:span></text:p>
          <text:p text:style-name="P2"><text:span text:style-name="T1">MPU6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048cm" svg:height="1.489cm" svg:x="1.735cm" svg:y="10.687cm">
          <text:p text:style-name="P3"><text:span text:style-name="T2">磁力计</text:span></text:p>
          <text:p text:style-name="P3"><text:span text:style-name="T2">HMC5883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.731cm" svg:height="1.524cm" svg:x="7.882cm" svg:y="12.6cm">
          <text:p text:style-name="P2"><text:span text:style-name="T1">2.4G</text:span><text:span text:style-name="T1">通信</text:span><text:span text:style-name="T1">nRF24L01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048cm" svg:height="1.381cm" svg:x="1.835cm" svg:y="12.654cm">
          <text:p text:style-name="P2"><text:span text:style-name="T1">气压计</text:span></text:p>
          <text:p text:style-name="P2"><text:span text:style-name="T1">MS56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53cm" svg:height="1.778cm" svg:x="8.763cm" svg:y="4.175cm">
          <text:p text:style-name="P2"><text:span text:style-name="T1">USB</text:span><text:span text:style-name="T1">转串口</text:span></text:p>
          <text:p text:style-name="P2"><text:span text:style-name="T1">CP21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429cm" svg:height="1.778cm" svg:x="4.04cm" svg:y="4.175cm">
          <text:p text:style-name="P2"><text:span text:style-name="T1">蓝牙</text:span><text:span text:style-name="T1">BLE</text:span><text:span text:style-name="T1">模块</text:span></text:p>
          <text:p text:style-name="P2"><text:span text:style-name="T1">HM-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247cm" svg:y1="7.477cm" svg:x2="11.239cm" svg:y2="5.953cm" draw:start-shape="id1" draw:start-glue-point="0" draw:end-shape="id2" svg:d="M11247 7477l-8-1524" svg:viewBox="0 0 9 1525">
          <text:p/>
        </draw:connector>
        <draw:connector draw:style-name="gr4" draw:text-style-name="P1" draw:layer="layout" draw:type="line" svg:x1="8.644cm" svg:y1="9.318cm" svg:x2="6.666cm" svg:y2="9.341cm" draw:start-shape="id1" draw:start-glue-point="3" draw:end-shape="id3" svg:d="M8644 9318l-1978 23" svg:viewBox="0 0 1979 24">
          <text:p/>
        </draw:connector>
        <draw:frame draw:style-name="gr5" draw:text-style-name="P4" draw:layer="layout" svg:width="1.243cm" svg:height="0.885cm" svg:x="6.996cm" svg:y="8.624cm">
          <draw:text-box>
            <text:p><text:span text:style-name="T3">I2C</text:span></text:p>
          </draw:text-box>
        </draw:frame>
        <draw:line draw:style-name="gr4" draw:text-style-name="P1" draw:layer="layout" svg:x1="5.653cm" svg:y1="10.044cm" svg:x2="5.699cm" svg:y2="13.827cm">
          <text:p/>
        </draw:line>
        <draw:line draw:style-name="gr4" draw:text-style-name="P1" draw:layer="layout" svg:x1="4.683cm" svg:y1="11.376cm" svg:x2="5.699cm" svg:y2="11.376cm">
          <text:p/>
        </draw:line>
        <draw:line draw:style-name="gr4" draw:text-style-name="P1" draw:layer="layout" svg:x1="4.937cm" svg:y1="13.446cm" svg:x2="5.699cm" svg:y2="13.446cm">
          <text:p/>
        </draw:line>
        <draw:frame draw:style-name="gr5" draw:text-style-name="P4" draw:layer="layout" svg:width="1.397cm" svg:height="0.885cm" svg:x="5.699cm" svg:y="11.742cm">
          <draw:text-box>
            <text:p><text:span text:style-name="T3">I2C</text:span></text:p>
          </draw:text-box>
        </draw:frame>
        <draw:connector draw:style-name="gr4" draw:text-style-name="P1" draw:layer="layout" draw:type="line" svg:x1="11.247cm" svg:y1="11.16cm" svg:x2="11.247cm" svg:y2="12.6cm" draw:start-shape="id1" draw:start-glue-point="2" draw:end-shape="id4" svg:d="M11247 11160v1440" svg:viewBox="0 0 1 1441">
          <text:p/>
        </draw:connector>
        <draw:frame draw:style-name="gr5" draw:text-style-name="P4" draw:layer="layout" svg:width="1.397cm" svg:height="0.885cm" svg:x="10.036cm" svg:y="11.48cm">
          <draw:text-box>
            <text:p><text:span text:style-name="T3">SPI</text:span></text:p>
          </draw:text-box>
        </draw:frame>
        <draw:connector draw:style-name="gr6" draw:text-style-name="P1" draw:layer="layout" svg:x1="5.754cm" svg:y1="5.953cm" svg:x2="11.247cm" svg:y2="7.477cm" draw:start-shape="id5" draw:start-glue-point="2" draw:end-shape="id1" draw:end-glue-point="0" svg:d="M5754 5953v762h5493v762" svg:viewBox="0 0 5494 1525">
          <text:p/>
        </draw:connector>
        <draw:frame draw:style-name="gr5" draw:text-style-name="P4" draw:layer="layout" svg:width="1.651cm" svg:height="0.885cm" svg:x="11.541cm" svg:y="6.334cm">
          <draw:text-box>
            <text:p><text:span text:style-name="T3">UART</text:span></text:p>
          </draw:text-box>
        </draw:frame>
        <draw:custom-shape draw:style-name="gr2" draw:text-style-name="P2" xml:id="id7" draw:id="id7" draw:layer="layout" svg:width="1.451cm" svg:height="1.524cm" svg:x="18.38cm" svg:y="9.914cm">
          <text:p text:style-name="P2"><text:span text:style-name="T1">电机</text:span><text:span text:style-name="T1">4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6" draw:id="id6" draw:layer="layout" svg:width="2.032cm" svg:height="1.197cm" svg:x="15.605cm" svg:y="10.049cm">
          <text:p text:style-name="P2"><text:span text:style-name="T1">电机驱动</text:span></text:p>
          <text:p text:style-name="P2"><text:span text:style-name="T1">SI23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637cm" svg:y1="10.647cm" svg:x2="18.38cm" svg:y2="10.676cm" draw:start-shape="id6" draw:start-glue-point="1" draw:end-shape="id7" draw:end-glue-point="6" svg:d="M17637 10647l743 29" svg:viewBox="0 0 744 30">
          <text:p/>
        </draw:connector>
        <draw:line draw:style-name="gr4" draw:text-style-name="P1" draw:layer="layout" svg:x1="13.811cm" svg:y1="10.605cm" svg:x2="15.605cm" svg:y2="10.652cm">
          <text:p/>
        </draw:line>
        <draw:frame draw:style-name="gr5" draw:text-style-name="P4" draw:layer="layout" svg:width="1.651cm" svg:height="0.885cm" svg:x="14cm" svg:y="10.726cm">
          <draw:text-box>
            <text:p><text:span text:style-name="T3">PWM</text:span></text:p>
          </draw:text-box>
        </draw:frame>
        <draw:custom-shape draw:style-name="gr2" draw:text-style-name="P2" xml:id="id9" draw:id="id9" draw:layer="layout" svg:width="1.451cm" svg:height="1.524cm" svg:x="18.396cm" svg:y="7.558cm">
          <text:p text:style-name="P2"><text:span text:style-name="T1">电机</text:span><text:span text:style-name="T1">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8" draw:id="id8" draw:layer="layout" svg:width="2.032cm" svg:height="1.197cm" svg:x="15.621cm" svg:y="7.693cm">
          <text:p text:style-name="P2"><text:span text:style-name="T1">电机驱动</text:span></text:p>
          <text:p text:style-name="P2"><text:span text:style-name="T1">SI23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653cm" svg:y1="8.291cm" svg:x2="18.396cm" svg:y2="8.32cm" draw:start-shape="id8" draw:start-glue-point="1" draw:end-shape="id9" draw:end-glue-point="6" svg:d="M17653 8291l743 29" svg:viewBox="0 0 744 30">
          <text:p/>
        </draw:connector>
        <draw:line draw:style-name="gr4" draw:text-style-name="P1" draw:layer="layout" svg:x1="13.827cm" svg:y1="8.249cm" svg:x2="15.621cm" svg:y2="8.296cm">
          <text:p/>
        </draw:line>
        <draw:frame draw:style-name="gr5" draw:text-style-name="P4" draw:layer="layout" svg:width="1.651cm" svg:height="0.885cm" svg:x="14.016cm" svg:y="8.37cm">
          <draw:text-box>
            <text:p><text:span text:style-name="T3">PWM</text:span></text:p>
          </draw:text-box>
        </draw:frame>
        <draw:frame draw:style-name="gr5" draw:text-style-name="P5" draw:layer="layout" svg:width="1.778cm" svg:height="1.085cm" svg:x="16.748cm" svg:y="8.828cm">
          <draw:text-box>
            <text:p text:style-name="P5"><text:span text:style-name="T4">……</text:span></text:p>
          </draw:text-box>
        </draw:frame>
        <draw:g>
          <draw:line draw:style-name="gr4" draw:text-style-name="P1" draw:layer="layout" svg:x1="14.616cm" svg:y1="13.192cm" svg:x2="16.648cm" svg:y2="13.192cm">
            <text:p/>
          </draw:line>
          <draw:line draw:style-name="gr4" draw:text-style-name="P1" draw:layer="layout" svg:x1="15.886cm" svg:y1="13.192cm" svg:x2="16.648cm" svg:y2="12.811cm">
            <text:p/>
          </draw:line>
          <draw:line draw:style-name="gr4" draw:text-style-name="P1" draw:layer="layout" svg:x1="15.886cm" svg:y1="13.192cm" svg:x2="16.648cm" svg:y2="13.573cm">
            <text:p/>
          </draw:line>
        </draw:g>
        <draw:g>
          <draw:line draw:style-name="gr4" draw:text-style-name="P1" draw:layer="layout" svg:x1="4.021cm" svg:y1="5.191cm" svg:x2="2.243cm" svg:y2="5.191cm">
            <text:p/>
          </draw:line>
          <draw:line draw:style-name="gr4" draw:text-style-name="P1" draw:layer="layout" svg:x1="2.91cm" svg:y1="5.191cm" svg:x2="2.243cm" svg:y2="4.81cm">
            <text:p/>
          </draw:line>
          <draw:line draw:style-name="gr4" draw:text-style-name="P1" draw:layer="layout" svg:x1="2.91cm" svg:y1="5.191cm" svg:x2="2.243cm" svg:y2="5.572cm">
            <text:p/>
          </draw:line>
        </draw:g>
        <draw:custom-shape draw:style-name="gr7" draw:text-style-name="P2" xml:id="id10" draw:id="id10" draw:layer="layout" svg:width="2.286cm" svg:height="0.635cm" svg:x="15.251cm" svg:y="4.783cm">
          <text:p text:style-name="P1"><text:span text:style-name="T1">USB</text:span><text:span text:style-name="T1">接口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716cm" svg:y1="5.064cm" svg:x2="15.251cm" svg:y2="5.1cm" draw:start-shape="id2" draw:start-glue-point="1" draw:end-shape="id10" draw:end-glue-point="3" svg:d="M13716 5064l1535 36" svg:viewBox="0 0 1536 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4:49:36.618955086</meta:creation-date>
    <dc:date>2015-12-20T00:40:56.616069638</dc:date>
    <meta:editing-duration>PT49M43S</meta:editing-duration>
    <meta:editing-cycles>26</meta:editing-cycles>
    <meta:generator>LibreOffice/4.2.3.3$Linux_X86_64 LibreOffice_project/420m0$Build-3</meta:generator>
    <meta:document-statistic meta:object-count="39"/>
  </office:meta>
</office:document-meta>
</file>